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6"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7"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8"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9"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30"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31"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32"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33"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fo:font-weight="normal" officeooo:rsid="0346e829" style:font-weight-asian="normal" style:font-weight-complex="normal"/>
    </style:style>
    <style:style style:name="T25" style:family="text">
      <style:text-properties fo:font-weight="normal" officeooo:rsid="034aeef4" style:font-weight-asian="normal" style:font-weight-complex="normal"/>
    </style:style>
    <style:style style:name="T26" style:family="text">
      <style:text-properties fo:font-weight="normal" officeooo:rsid="034c1a53" style:font-weight-asian="normal" style:font-weight-complex="normal"/>
    </style:style>
    <style:style style:name="T27" style:family="text">
      <style:text-properties officeooo:rsid="03407d13"/>
    </style:style>
    <style:style style:name="T28" style:family="text">
      <style:text-properties officeooo:rsid="033d8f7e"/>
    </style:style>
    <style:style style:name="T29" style:family="text">
      <style:text-properties officeooo:rsid="034355df"/>
    </style:style>
    <style:style style:name="T30" style:family="text">
      <style:text-properties officeooo:rsid="0343e7b8"/>
    </style:style>
    <style:style style:name="T31" style:family="text">
      <style:text-properties officeooo:rsid="0344ed2e"/>
    </style:style>
    <style:style style:name="T32" style:family="text">
      <style:text-properties officeooo:rsid="0346e8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5"/></text:p>
      <text:p text:style-name="P12"><text:span text:style-name="T5"/></text:p>
      <text:p text:style-name="P12"><text:span text:style-name="T5"/></text:p>
      <text:p text:style-name="P12"><text:span text:style-name="T5"/></text:p>
      <text:p text:style-name="P30"><text:span text:style-name="T5">T</text:span><text:span text:style-name="T4">he Epic of the Lovely Hot Starving</text:span></text:p>
      <text:p text:style-name="P30"><text:span text:style-name="T4">or</text:span></text:p>
      <text:p text:style-name="P30"><text:span text:style-name="T4">Holy Ghost Tent Revival</text:span></text:p>
      <text:p text:style-name="P30"><text:span text:style-name="T4">. . .</text:span></text:p>
      <text:p text:style-name="P30"><text:span text:style-name="T4">James Ross Montsinger</text:span></text:p>
      <text:p text:style-name="P32"><text:span text:style-name="T13">Draft</text:span><text:span text:style-name="T11"> 1.3</text:span></text:p>
      <text:p text:style-name="P31"><text:span text:style-name="T4">Started 11/4/24</text:span></text:p>
      <text:p text:style-name="P31"><text:span text:style-name="T4">De-fictionalized 11/5</text:span></text:p>
      <text:p text:style-name="P31"><text:span text:style-name="T4">Forked into 1.3 11/6</text:span></text:p>
      <text:p text:style-name="P31"><text:span text:style-name="T4"/></text:p>
      <text:p text:style-name="P31"><text:span text:style-name="T4">After a few slightly fictitious pages, this draft becomes mostly notes to myself, hopefully including every major detail/character from Holy Ghost Tent Revival/my life, starting with college and extending to the present day.</text:span></text:p>
      <text:p text:style-name="P33"><text:span text:style-name="T12">1</text:span><text:span text:style-name="T11">1/4</text:span></text:p>
      <text:p text:style-name="P12"><text:span text:style-name="T9"/></text:p>
      <text:p text:style-name="P12"><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12"><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7">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7">Stephen Murray</text:span>. “I was afraid you were a loser come to tell us to shut up.”</text:p>
      <text:p text:style-name="P2"><text:s text:c="3"/>“Uh, no,” I said. “I like music! I'm a drummer, actually.”</text:p>
      <text:p text:style-name="P2"><text:s text:c="3"/>“Nice,” said <text:span text:style-name="T27">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7">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7">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7">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7">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7">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3"/>
      <text:p text:style-name="P24">11/5</text:p>
      <text:p text:style-name="P7"><text:span text:style-name="T20"/></text:p>
      <text:p text:style-name="P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7"><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13"><text:s text:c="3"/>Some time after that, they played a gig with Jack on drums, who didn’t think they were tight enough, and another with one of Hank's friends from Charlotte, who also found the band too chaotic.</text:p>
      <text:p text:style-name="P7"><text:span text:style-name="T20"/></text:p>
      <text:p text:style-name="P7"><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7"><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7"><text:span text:style-name="T20"/></text:p>
      <text:p text:style-name="P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7"><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7"><text:span text:style-name="T20"/></text:p>
      <text:p text:style-name="P13">I was at Jake’s 24-hour diner with Hank a few nights after GC Live and Hank said, “Ross, you have drums, don't you?” I said I did at my parents’ house in Durham. Hank said, “Would you want to play with Holy Ghost?”</text:p>
      <text:p text:style-name="P13"><text:s text:c="3"/>I said, “Yeah, sure, I think I know those songs,” which is a very Ross way to join a band. </text:p>
      <text:p text:style-name="P7"><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8"><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8"><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7"><text:span text:style-name="T20"/></text:p>
      <text:p text:style-name="P7">Four</text:p>
      <text:p text:style-name="P7"><text:span text:style-name="T20"/></text:p>
      <text:p text:style-name="P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7"><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7"><text:span text:style-name="T20"/></text:p>
      <text:p text:style-name="P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9"><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9"><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9"><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9"><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9"><text:span text:style-name="T21"/></text:p>
      <text:p text:style-name="P10"><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0"><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15"><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0"><text:span text:style-name="T20"/></text:p>
      <text:p text:style-name="P23">11/6</text:p>
      <text:p text:style-name="P10"><text:span text:style-name="T20"/></text:p>
      <text:p text:style-name="P16">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6"><text:soft-page-break/><text:span text:style-name="T28">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7"><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7"><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1"><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7"><text:s text:c="3"/>That was on our one and only trip to South By Southwest, where we met Pearl and the Beard and Bill Murray pushed me into a trash can. He probably said my friends would never believe me, but I was too drunk to remember/comprehend.</text:p>
      <text:p text:style-name="P11"><text:span text:style-name="T20"/></text:p>
      <text:p text:style-name="P17">So, before Kevin had joined, we had moved again. I can’t remember why other than it was PJ’s idea, but we rented a commercial space on Mendenhall for rehearsing. PJ and Mike and I lived there, and, when Mike moved out (to live with Sunny?) Julie Wilkerson moved in.</text:p>
      <text:p text:style-name="P11"><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8"><text:s text:c="3"/>I met Louise Bell in Shepherdstown, kissed her at a show at the Blue Moon, maintained a long-distance relationship for about six months until we took over space in the Springdale house.</text:p>
      <text:p text:style-name="P18"><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8"><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1"><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text:span><text:span text:style-name="T24">guitar </text:span><text:span text:style-name="T23">and an amp everywhere we went, </text:span><text:span text:style-name="T24">which we liked</text:span><text:span text:style-name="T23">. That part had happened before Steve had ditched the banjo, but by the time Kev was on bass, we were a two-guitar band.</text:span></text:p>
      <text:p text:style-name="P18"><text:s text:c="3"/>We worked up a whole batch of tunes that way in Matt/Kevin’s shed, recorded them in Randy Seals’ Reidsville basement and called it Sweat Like the Old Days.</text:p>
      <text:p text:style-name="P18"><text:s text:c="3"/>I will give that album a listen, but I don’t remember it having any folky elements, which was exciting for us but alienating for our fans.</text:p>
      <text:p text:style-name="P18"/>
      <text:p text:style-name="P20">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20"><text:s text:c="3"/>I stayed in that house for the rest of the month and then moved to a tiny room on Market Street. I <text:soft-page-break/>lived upstairs with two other people who each had their own room but a shared kitchen. Louise came to visit me a few months later, but I had adjusted to my new lifestyle, and, when she got upset and said it didn’t seem like I needed her anymore, I couldn’t find a strong argument against her.</text:p>
      <text:p text:style-name="P21"><text:s text:c="3"/>The system the band had set up was that we would each receive $400 a month, which covered my rent, but I stopped being disciplined enough <text:span text:style-name="T29">to actually pay my rent and was spending it at the coffee shop instead. Don Cato my landlord was cool the first couple times I fell behind on payments. “</text:span><text:span text:style-name="T32">You’re a good guy,” he said.</text:span><text:span text:style-name="T29"> </text:span><text:span text:style-name="T32">B</text:span><text:span text:style-name="T29">ut, after three months he called me and threatened that I better have his money by the next day. We were in Philly at the time recording Right State of Mind.</text:span></text:p>
      <text:p text:style-name="P21"><text:s text:c="3"/><text:span text:style-name="T29">But before all that happened:</text:span></text:p>
      <text:p text:style-name="P20"><text:s text:c="3"/>Matt moved to Abingdon to be with his girlfriend Hannah, who he had met when we were playing at a bookstore in Kentucky; her theater tro<text:span text:style-name="T32">o</text:span>p was on tour and performing in the same city. Kevin moved to Asheville to be with his girlfriend Alyse, Steve’s <text:soft-page-break/>friend from high school who Kevin had met at Shakori Hills.</text:p>
      <text:p text:style-name="P20"><text:s text:c="3"/><text:span text:style-name="T29">After having secret conversations with Stephanie Mirabelli, </text:span><text:span text:style-name="T32">we decided to fire Jaime Coggins</text:span><text:span text:style-name="T29">.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22"><text:s text:c="3"/><text:span text:style-name="T29">That album was a lot better than Sweat Like The Old Days, and I had just started a fresh journal, so I should have documentation. She also reccomended we hire a tour manager, </text:span><text:span text:style-name="T30">which was Jason Mencer from Now You See Them. With proper interviewing, </text:span><text:span text:style-name="T32">that band</text:span><text:span text:style-name="T30"> could easily make up a whole book, but should at least be a chapter.</text:span></text:p>
      <text:p text:style-name="P22"><text:span text:style-name="T30"><text:s text:c="3"/>Jason, Shane and Dulci met in New York City at some open mics. They moved to Hawaii together and then Australia, got deported, moved to Asheville, where Holy Ghost had had a tough time breaking in. </text:span><text:soft-page-break/><text:span text:style-name="T30">We had something like two bland shows at Papa Mojo’s, and two or three at the Westville Pub, none of which seemed to gain any traction. But, when we were living at Buffalo Street, there ended up being some sort of night of music at Cafe Europa with them and maybe Pearl and the Beard. </text:span><text:span text:style-name="T32">And maybe Matty Sheets?</text:span></text:p>
      <text:p text:style-name="P22"><text:s text:c="3"/><text:span text:style-name="T30">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22"><text:s text:c="3"/><text:span text:style-name="T31">Whether we recorded the album or added Jason first, I’m not sure, but we came home and immediately had to go on a long tour. Charlie borrowed his dad’s truck and helped me move all my stuff to On Pop of the World, Randy’s newish studio in G</text:span><text:span text:style-name="T32">lenwood.</text:span></text:p>
      <text:p text:style-name="P22"><text:soft-page-break/><text:s text:c="3"/><text:span text:style-name="T31">I loved playing music </text:span><text:span text:style-name="T32">at On Pop</text:span><text:span text:style-name="T31"> but was afraid about the possibility of living there. I got the impression that the people who frequented Randy’s studio were into drugs heavier than Holy Ghost was, so I made some effort to look for housing on Craigslist while on tour. On the way home, though, Stephen asked if I could stay at their house on Chestnut for </text:span><text:span text:style-name="T32">ten</text:span><text:span text:style-name="T31"> days and look after their dogs. I agreed, swearing to he and Stephanie I would find permanent housing as soon as I could, but Stephanie soon encouraged me to stay, </text:span><text:span text:style-name="T32">said </text:span><text:span text:style-name="T31">that I was a calming presence they needed in the house.</text:span></text:p>
      <text:p text:style-name="P22"><text:s text:c="3"/><text:span text:style-name="T31">I took up a love for walking </text:span><text:span text:style-name="T32">at</text:span><text:span text:style-name="T31">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text:p text:style-name="P26">11/7</text:p>
      <text:p text:style-name="P27"><text:span text:style-name="T20">I’d still like to figure out when I flirted with moving to rural Virginia with Louise. That was pretty intense. It make almost no sense that </text:span><text:span text:style-name="T26">it</text:span><text:span text:style-name="T20"> would have been after Chestnut. In fact, I know it wasn’t. So, maybe it was before we moved to Springdale.</text:span></text:p>
      <text:p text:style-name="P27"><text:span text:style-name="T20"/></text:p>
      <text:p text:style-name="P27"><text:span text:style-name="T20">Matt moved to Abingdon. Kevin moved to Asheville. I should probably mention when we played the Greagle and </text:span><text:span text:style-name="T26">I </text:span><text:span text:style-name="T20">suggested we all move to Asheville. Steve said Stephanie would never. Steve and Stephanie </text:span><text:span text:style-name="T26">soon </text:span><text:span text:style-name="T20">moved to Asheville. </text:span><text:span text:style-name="T26">She worked in administration at Warren Wilson and he got a job picking peppers.</text:span></text:p>
      <text:p text:style-name="P27"><text:span text:style-name="T20"><text:s text:c="3"/>We started rehearsing in their garage, both for the Midnite Vultures tribute and the Big Sound Harbor debut. I stayed there for a few days and Stephanie was like, “This can’t happen again.” I </text:span><text:span text:style-name="T26">then</text:span><text:span text:style-name="T20"> stayed with </text:span><text:span text:style-name="T26">J</text:span><text:span text:style-name="T20">ason and Dulci occassionally, who had moved away from the Treehouses, the Shack and to South Asheville. Alex Jasper, Andrew Constantino and </text:span><text:soft-page-break/><text:span text:style-name="T20">Tony(?) were hanging out a lot, even Shane, so I don’t think I seemed like much of a burden.</text:span></text:p>
      <text:p text:style-name="P27"><text:span text:style-name="T20"><text:s text:c="3"/>I went on a date with Jennifer from Greensoboro to Isis. I wasn’t really that into it and had nowhere planned to stay for the night, but ran into Sunny/Melissa Hahn, who said I could stay with her for a while in Montford.</text:span></text:p>
      <text:p text:style-name="P27"><text:span text:style-name="T20"><text:s text:c="3"/>That was a great few months. I stayed there until one day I was walking by Sunny Point and saw Sunny. I think I had heard that Mike O’Malley was in town, so I went inside and was like, “Where is he?!”</text:span></text:p>
      <text:p text:style-name="P27"><text:span text:style-name="T20"><text:s text:c="3"/>She gave me the address to her house. Apparently, she and Rob had just broken up, which makes me wonder if I should talk about the day we almost got together at the Boogie where Rob beat me to it.</text:span></text:p>
      <text:p text:style-name="P27"><text:span text:style-name="T20"><text:s text:c="3"/>Anyway, I stayed there that night and for about seven more years. I figured if she was able to date Mike &amp; Rob, there’s no way she would break up with me, and she often bragged that taking care of musicians was her gift, her equivalent of having musical talent.</text:span></text:p>
      <text:p text:style-name="P27"><text:soft-page-break/><text:span text:style-name="T20"><text:s text:c="3"/>Holy Ghost, at the recommendation of Mirabelli, started to play less and less. Eventually, she suggested we get jobs, so we fired her and promoted Jason to manager.</text:span></text:p>
      <text:p text:style-name="P27"><text:span text:style-name="T20"><text:s text:c="3"/></text:span><text:span text:style-name="T25">Mirabelli severed our connection with our booking agent much like firing Coggins had severed our connection with Prater Day/Charisma. I can’t remember the name of the agency Mirabelli worked with, but Jason connected us with a new one whose name I also can’t remember—New Frontier. Maybe we </text:span><text:span text:style-name="T26">actually</text:span><text:span text:style-name="T25"> didn’t change agents when we went from Coggins to Mirabelli.</text:span></text:p>
      <text:p text:style-name="P27"><text:span text:style-name="T25"><text:s text:c="3"/>Anyway, NFT didn’t book a whole lot of shows and Sunny made me get a job. I started </text:span><text:span text:style-name="T26">d</text:span><text:span text:style-name="T25">oing transcriptions with SyncScripts, then Rev. I tried washing dishes at Local Provisions for three shifts, then leaned more heavily into transcribing.</text:span></text:p>
      <text:p text:style-name="P27"><text:span text:style-name="T25"><text:s text:c="3"/></text:span><text:span text:style-name="T26">Rev had an unlimited amount of work and </text:span><text:span text:style-name="T25">I started increasing my efficiency by buying and building different mechanical computer keyboards, eventually designing my own. By the time COVID hit, I was </text:span><text:soft-page-break/><text:span text:style-name="T25">selling them online, advertising on Reddit and Instagram.</text:span></text:p>
      <text:p text:style-name="P27"><text:span text:style-name="T25"><text:s text:c="3"/>I had quietly given up on my romantic relationship with Sunny but didn’t want to move out, partly because I didn’t have anywhere to go and partly because I didn’t want to abandon our three dogs.</text:span></text:p>
      <text:p text:style-name="P27"><text:span text:style-name="T25"><text:s text:c="3"/>She had had multiple affairs and got engrossed in one with Stephen, who was also cheating on his girlfriend and continued to as they got engaged, bought a house.</text:span></text:p>
      <text:p text:style-name="P27"><text:span text:style-name="T25"><text:s text:c="3"/>Dulci had joined the band and was traveling with us full time. When we were ready to record a new album, we went to </text:span><text:span text:style-name="T26">Jim James’ studio </text:span><text:span text:style-name="T25">La La Land </text:span><text:span text:style-name="T26">in Louisville </text:span><text:span text:style-name="T25">with Dan, which I believe was his connection. We recorded an album’s worth of material with the plan of doing vocals later, which we did over the course of two weeks at the bat Cave Inn, where Lyndard Skynard had also recorded.</text:span></text:p>
      <text:p text:style-name="P27"><text:span text:style-name="T25"><text:s text:c="3"/>Sunny was there a lot and Alyse sang on everything in addition to Dulci. Maybe that’s what we did for RSoM as well.</text:span></text:p>
      <text:p text:style-name="P27"><text:soft-page-break/><text:span text:style-name="T25"><text:s text:c="3"/>We spent a year mixing and mastering the album, and, by that time, decidced to release four of the songs as Summer Jelly EP and record four new ones in Dan’s basement, two of which were led by Dulci. What were the other two, I wonder.</text:span></text:p>
      <text:p text:style-name="P27"><text:span text:style-name="T25"><text:s text:c="3"/>We were all completely sick of being Holy Ghost Tent Revival and figured that adding another new singer/songwriter warranted a name change, so after much debate around new names, we decided on Moves. Close seconds were Boogie Magic and Mother Superior.</text:span></text:p>
      <text:p text:style-name="P27"><text:span text:style-name="T25"><text:s text:c="3"/>I guess I should mention how Steve had seen a picture of Hank next to a sign for an actual tent revival near Boone.</text:span></text:p>
      <text:p text:style-name="P27"><text:span text:style-name="T25"><text:s text:c="3"/>I still think the Moves album (self-titled) is our best work. We released it on vinyl with the help of Soul Step Records, run by Melvin Dillon.</text:span></text:p>
      <text:p text:style-name="P27"><text:span text:style-name="T25"><text:s text:c="2"/></text:span><text:span text:style-name="T26">T</text:span><text:span text:style-name="T25">he most controversial thing I could print is how Steve had hooked up with </text:span><text:span text:style-name="T26">Melvin’s</text:span><text:span text:style-name="T25"> sister one random night in the early days, and how she had had a child and how that child looked exactly like Steve.</text:span></text:p>
      <text:p text:style-name="P27"><text:span text:style-name="T25"><text:s text:c="3"/>I guess this is a good time to talk about my birthday where I got day-drunk, passed out on the </text:span><text:soft-page-break/><text:span text:style-name="T25">sidewalk, showed up late to my birthday dinner with parents and friends at Zambra, harrassed the waiter, got taken to Double Crown by Ryan and Kevin and told them while nearly blackout that Steve and Sunny had been having an affair for two years.</text:span></text:p>
      <text:p text:style-name="P27"><text:span text:style-name="T25"><text:s text:c="3"/>I haven’t mention</text:span><text:span text:style-name="T26">ed</text:span><text:span text:style-name="T25"> Ryan yet, but talking about Uncle Mountain and The Moon and You would be necessary, especially since I had started playing with the latter—my first side project.</text:span></text:p>
      <text:p text:style-name="P27"><text:span text:style-name="T25"><text:s text:c="3"/>Well, </text:span><text:span text:style-name="T26">S</text:span><text:span text:style-name="T25">teve got broken up with and Sunny got uninvited from anything friend-related, which </text:span><text:span text:style-name="T26">initially </text:span><text:span text:style-name="T25">upset me, but pointlessly because she went into complete self-isolation anyway apart from going to work, the Malvern and the Brew Pump.</text:span></text:p>
      <text:p text:style-name="P27"><text:span text:style-name="T25"><text:s text:c="3"/>We continued to meet with Steve, played a couple shows. His therapist recommended he g</text:span><text:span text:style-name="T26">e</text:span><text:span text:style-name="T25">t sober, so </text:span><text:span text:style-name="T26">h</text:span><text:span text:style-name="T25">e went to rehab </text:span><text:span text:style-name="T26">or recovery</text:span><text:span text:style-name="T25">. </text:span><text:span text:style-name="T26">I’m not sure the difference.</text:span><text:span text:style-name="T25"> He also got off social media and started to make amends (way too fast.) I have an email from him I should include.</text:span></text:p>
      <text:p text:style-name="P27"><text:span text:style-name="T25"><text:s text:c="3"/>Eventually, his therapist recommended he quit the band. He moved onto Middlemont without telling </text:span><text:soft-page-break/><text:span text:style-name="T25">anyone and eventually left town to be with the mother of his secret child. They married and had another, but, to my knowledge, to this day, have never told the first he is the father. Everyone made efforts to keep in contact with him for a while, but that last decision made it unbearable. It is obvious that keeping secrets from people was his true addiction all alo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3</text:page-number><text:bookmark-end text:name="PageNumWizard_FOOTER_Default Page Style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0:36:47.588231023</dc:date>
    <meta:editing-duration>P64DT16H38M49S</meta:editing-duration>
    <meta:editing-cycles>700</meta:editing-cycles>
    <meta:generator>LibreOffice/24.2.5.2$MacOSX_X86_64 LibreOffice_project/bffef4ea93e59bebbeaf7f431bb02b1a39ee8a59</meta:generator>
    <meta:print-date>2024-11-07T14:50:42.009084005</meta:print-date>
    <meta:document-statistic meta:table-count="0" meta:image-count="0" meta:object-count="0" meta:page-count="33" meta:paragraph-count="122" meta:word-count="5417" meta:character-count="29726" meta:non-whitespace-character-count="24161"/>
  </office:meta>
</office:document-meta>
</file>